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paragraph-rsid="001855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paragraph-rsid="00185561" style:font-weight-asian="bold" style:font-weight-complex="bold"/>
    </style:style>
    <style:style style:name="P3" style:family="paragraph" style:parent-style-name="Standard">
      <style:text-properties style:font-name="Arial" officeooo:paragraph-rsid="00185561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Arial" style:text-underline-style="none" fo:font-weight="normal" officeooo:paragraph-rsid="00185561" style:font-weight-asian="normal" style:font-weight-complex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Arial" style:text-underline-style="none" fo:font-weight="normal" officeooo:rsid="00225184" officeooo:paragraph-rsid="00225184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Arial" style:text-underline-style="none" fo:font-weight="normal" officeooo:rsid="002b0706" officeooo:paragraph-rsid="002b0706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Arial" style:text-underline-style="none" fo:font-weight="normal" officeooo:rsid="002b0706" officeooo:paragraph-rsid="002bff1c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Arial" style:text-underline-style="none" fo:font-weight="normal" officeooo:paragraph-rsid="002b0706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Arial" fo:font-style="italic" style:text-underline-style="none" fo:font-weight="normal" officeooo:paragraph-rsid="00185561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Monospace" style:text-underline-style="none" fo:font-weight="bold" officeooo:rsid="001a1a68" officeooo:paragraph-rsid="001a1a68" style:font-weight-asian="bold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Monospace" style:text-underline-style="none" fo:font-weight="bold" officeooo:paragraph-rsid="00185561" style:font-weight-asian="bold" style:font-weight-complex="bold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Monospace" style:text-underline-style="none" fo:font-weight="bold" officeooo:rsid="00225184" officeooo:paragraph-rsid="00225184" style:font-weight-asian="bold" style:font-weight-complex="bol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Monospace" style:text-underline-style="none" fo:font-weight="bold" officeooo:rsid="00225184" officeooo:paragraph-rsid="002b0706" style:font-weight-asian="bold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Monospace" style:text-underline-style="none" fo:font-weight="bold" officeooo:rsid="00225184" officeooo:paragraph-rsid="00185561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Monospace" style:text-underline-style="none" fo:font-weight="bold" officeooo:rsid="002ebe2a" officeooo:paragraph-rsid="002ebe2a" style:font-weight-asian="bold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Monospace" style:text-underline-style="none" fo:font-weight="bold" officeooo:rsid="002ebe2a" officeooo:paragraph-rsid="00185561" style:font-weight-asian="bold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style="normal" officeooo:paragraph-rsid="00185561" style:font-style-asian="normal" style:font-style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paragraph-rsid="00185561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paragraph-rsid="00225184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paragraph-rsid="002bff1c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paragraph-rsid="00185561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paragraph-rsid="0020cab4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rsid="0023622d" officeooo:paragraph-rsid="0023622d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bold" officeooo:paragraph-rsid="00185561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" fo:font-style="italic" style:text-underline-style="none" fo:font-weight="normal" officeooo:paragraph-rsid="00185561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185561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1b4509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Monospace" style:text-underline-style="none" fo:font-weight="bold" officeooo:rsid="001b4509" officeooo:paragraph-rsid="00185561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Monospace" style:text-underline-style="none" fo:font-weight="bold" officeooo:rsid="00225184" officeooo:paragraph-rsid="0023622d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Monospace" style:text-underline-style="none" fo:font-weight="bold" officeooo:rsid="00225184" officeooo:paragraph-rsid="00185561" style:font-weight-asian="bold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Monospace" style:text-underline-style="none" fo:font-weight="bold" officeooo:rsid="002ebe2a" officeooo:paragraph-rsid="00185561" style:font-weight-asian="bold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Monospace" style:text-underline-style="none" fo:font-weight="bold" officeooo:rsid="002ebe2a" officeooo:paragraph-rsid="00326a58" style:font-weight-asian="bold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1d85f6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text-position="sub 58%" style:font-name="Monospace" style:text-underline-style="none" fo:font-weight="bold" officeooo:rsid="00338785" officeooo:paragraph-rsid="00185561" style:font-weight-asian="bold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3888d9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Monospace" style:text-underline-style="none" fo:font-weight="bold" officeooo:rsid="003a1d58" officeooo:paragraph-rsid="003888d9" style:font-weight-asian="bold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Monospace" style:text-underline-style="none" fo:font-weight="bold" officeooo:rsid="00410bc5" officeooo:paragraph-rsid="00185561" style:font-weight-asian="bold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Monospace" style:text-underline-style="none" fo:font-weight="bold" officeooo:rsid="00410bc5" officeooo:paragraph-rsid="003f2a8c" style:font-weight-asian="bold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Monospace" style:text-underline-style="none" fo:font-weight="bold" officeooo:rsid="002ebe2a" officeooo:paragraph-rsid="004a81f7" style:font-weight-asian="bold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paragraph-rsid="00185561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paragraph-rsid="003f2a8c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rsid="003f2a8c" officeooo:paragraph-rsid="003f2a8c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paragraph-rsid="00185561" fo:background-color="transparent" style:font-weight-asian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Arial" fo:font-style="italic" style:text-underline-style="none" fo:font-weight="normal" officeooo:paragraph-rsid="00185561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" fo:font-style="italic" style:text-underline-style="none" fo:font-weight="normal" officeooo:paragraph-rsid="003f2a8c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Arial" fo:font-style="normal" style:text-underline-style="none" fo:font-weight="normal" officeooo:rsid="0045418e" officeooo:paragraph-rsid="003f2a8c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rsid="003f2a8c" officeooo:paragraph-rsid="003f2a8c" style:font-weight-asian="normal" style:font-weight-complex="normal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style:font-name="Arial" style:text-underline-style="none" fo:font-weight="normal" officeooo:rsid="00410bc5" officeooo:paragraph-rsid="00410bc5" style:font-weight-asian="normal" style:font-weight-complex="normal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font-name="Arial" fo:font-style="normal" style:text-underline-style="none" fo:font-weight="normal" officeooo:paragraph-rsid="003f2a8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officeooo:paragraph-rsid="00185561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officeooo:paragraph-rsid="002ebe2a"/>
    </style:style>
    <style:style style:name="T1" style:family="text">
      <style:text-properties style:font-name="Arial" style:text-underline-style="none" fo:font-weight="normal" style:font-weight-asian="normal" style:font-weight-complex="normal"/>
    </style:style>
    <style:style style:name="T2" style:family="text">
      <style:text-properties style:font-name="Arial" style:text-underline-style="none" fo:font-weight="normal" officeooo:rsid="001ef194" style:font-weight-asian="normal" style:font-weight-complex="normal"/>
    </style:style>
    <style:style style:name="T3" style:family="text">
      <style:text-properties style:font-name="Arial" style:text-underline-style="none" fo:font-weight="normal" officeooo:rsid="00221ba2" style:font-weight-asian="normal" style:font-weight-complex="normal"/>
    </style:style>
    <style:style style:name="T4" style:family="text">
      <style:text-properties style:font-name="Arial" style:text-underline-style="none" fo:font-weight="normal" officeooo:rsid="00225184" style:font-weight-asian="normal" style:font-weight-complex="normal"/>
    </style:style>
    <style:style style:name="T5" style:family="text">
      <style:text-properties style:font-name="Arial" style:text-underline-style="none" fo:font-weight="normal" officeooo:rsid="0022cac4" style:font-weight-asian="normal" style:font-weight-complex="normal"/>
    </style:style>
    <style:style style:name="T6" style:family="text">
      <style:text-properties style:font-name="Arial" style:text-underline-style="none" fo:font-weight="normal" officeooo:rsid="002b0706" style:font-weight-asian="normal" style:font-weight-complex="normal"/>
    </style:style>
    <style:style style:name="T7" style:family="text">
      <style:text-properties style:font-name="Arial" style:text-underline-style="none" fo:font-weight="normal" officeooo:rsid="002bff1c" style:font-weight-asian="normal" style:font-weight-complex="normal"/>
    </style:style>
    <style:style style:name="T8" style:family="text">
      <style:text-properties style:font-name="Arial" fo:font-style="italic" style:text-underline-style="none" fo:font-weight="normal" officeooo:rsid="001eab02" style:font-style-asian="italic" style:font-weight-asian="normal" style:font-style-complex="italic" style:font-weight-complex="normal"/>
    </style:style>
    <style:style style:name="T9" style:family="text">
      <style:text-properties style:font-name="Arial" fo:font-style="italic" fo:font-weight="normal" officeooo:rsid="002b0706" style:font-style-asian="italic" style:font-weight-asian="normal" style:font-style-complex="italic" style:font-weight-complex="normal"/>
    </style:style>
    <style:style style:name="T10" style:family="text">
      <style:text-properties style:font-name="Arial" fo:font-weight="normal" officeooo:rsid="002b0706" style:font-weight-asian="normal" style:font-weight-complex="normal"/>
    </style:style>
    <style:style style:name="T11" style:family="text">
      <style:text-properties style:font-name="Monospace" style:text-underline-style="none" fo:font-weight="bold" style:font-weight-asian="bold" style:font-weight-complex="bold"/>
    </style:style>
    <style:style style:name="T12" style:family="text">
      <style:text-properties style:font-name="Monospace" style:text-underline-style="none" fo:font-weight="bold" officeooo:rsid="001b4509" style:font-weight-asian="bold" style:font-weight-complex="bold"/>
    </style:style>
    <style:style style:name="T13" style:family="text">
      <style:text-properties style:font-name="Monospace" style:text-underline-style="none" fo:font-weight="bold" officeooo:rsid="001d85f6" style:font-weight-asian="bold" style:font-weight-complex="bold"/>
    </style:style>
    <style:style style:name="T14" style:family="text">
      <style:text-properties style:font-name="Monospace" style:text-underline-style="none" fo:font-weight="bold" officeooo:rsid="001eab02" style:font-weight-asian="bold" style:font-weight-complex="bold"/>
    </style:style>
    <style:style style:name="T15" style:family="text">
      <style:text-properties style:font-name="Monospace" style:text-underline-style="none" fo:font-weight="bold" officeooo:rsid="0021b248" style:font-weight-asian="bold" style:font-weight-complex="bold"/>
    </style:style>
    <style:style style:name="T16" style:family="text">
      <style:text-properties style:font-name="Monospace" style:text-underline-style="none" fo:font-weight="bold" officeooo:rsid="002ebe2a" style:font-weight-asian="bold" style:font-weight-complex="bold"/>
    </style:style>
    <style:style style:name="T17" style:family="text">
      <style:text-properties style:font-name="Monospace" style:text-underline-style="none" fo:font-weight="bold" officeooo:rsid="003a1d58" style:font-weight-asian="bold" style:font-weight-complex="bold"/>
    </style:style>
    <style:style style:name="T18" style:family="text">
      <style:text-properties style:font-name="Monospace" style:text-underline-style="none" fo:font-weight="bold" officeooo:rsid="0041a61b" style:font-weight-asian="bold" style:font-weight-complex="bold"/>
    </style:style>
    <style:style style:name="T19" style:family="text">
      <style:text-properties style:font-name="Monospace" fo:font-weight="bold" officeooo:rsid="001a1a68" style:font-weight-asian="bold" style:font-weight-complex="bold"/>
    </style:style>
    <style:style style:name="T20" style:family="text">
      <style:text-properties style:font-name="Monospace" fo:font-weight="bold" officeooo:rsid="001b4509" style:font-weight-asian="bold" style:font-weight-complex="bold"/>
    </style:style>
    <style:style style:name="T21" style:family="text">
      <style:text-properties style:font-name="Monospace" fo:font-weight="bold" officeooo:rsid="0020cab4" style:font-weight-asian="bold" style:font-weight-complex="bold"/>
    </style:style>
    <style:style style:name="T22" style:family="text">
      <style:text-properties style:font-name="Monospace" fo:font-weight="bold" officeooo:rsid="00225184" style:font-weight-asian="bold" style:font-weight-complex="bold"/>
    </style:style>
    <style:style style:name="T23" style:family="text">
      <style:text-properties style:font-name="Monospace" fo:font-weight="bold" officeooo:rsid="002ebe2a" style:font-weight-asian="bold" style:font-weight-complex="bold"/>
    </style:style>
    <style:style style:name="T24" style:family="text">
      <style:text-properties style:font-name="Monospace" fo:font-weight="bold" officeooo:rsid="0032f9ea" style:font-weight-asian="bold" style:font-weight-complex="bold"/>
    </style:style>
    <style:style style:name="T25" style:family="text">
      <style:text-properties style:font-name="Monospace" fo:font-weight="bold" officeooo:rsid="00410bc5" style:font-weight-asian="bold" style:font-weight-complex="bold"/>
    </style:style>
    <style:style style:name="T26" style:family="text">
      <style:text-properties style:font-name="Monospace" officeooo:rsid="001b4509"/>
    </style:style>
    <style:style style:name="T27" style:family="text">
      <style:text-properties style:font-name="Monospace" officeooo:rsid="001a1a68"/>
    </style:style>
    <style:style style:name="T28" style:family="text">
      <style:text-properties officeooo:rsid="001bf98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bf98c" style:font-style-asian="italic" style:font-style-complex="italic"/>
    </style:style>
    <style:style style:name="T31" style:family="text">
      <style:text-properties officeooo:rsid="002b0706"/>
    </style:style>
    <style:style style:name="T32" style:family="text">
      <style:text-properties officeooo:rsid="002bff1c"/>
    </style:style>
    <style:style style:name="T33" style:family="text">
      <style:text-properties officeooo:rsid="00326a58"/>
    </style:style>
    <style:style style:name="T34" style:family="text">
      <style:text-properties officeooo:rsid="0037a5ec"/>
    </style:style>
    <style:style style:name="T35" style:family="text">
      <style:text-properties officeooo:rsid="003daf14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3f2a8c"/>
    </style:style>
    <style:style style:name="T38" style:family="text">
      <style:text-properties officeooo:rsid="00410bc5"/>
    </style:style>
    <style:style style:name="T39" style:family="text">
      <style:text-properties officeooo:rsid="0045418e"/>
    </style:style>
    <style:style style:name="T40" style:family="text">
      <style:text-properties officeooo:rsid="00462d4a"/>
    </style:style>
    <style:style style:name="T41" style:family="text">
      <style:text-properties officeooo:rsid="00481f10"/>
    </style:style>
    <style:style style:name="T42" style:family="text">
      <style:text-properties officeooo:rsid="004a81f7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4a81f7" fo:background-color="transparent" loext:char-shading-value="0"/>
    </style:style>
    <style:style style:name="T45" style:family="text">
      <style:text-properties officeooo:rsid="004a81f7" fo:background-color="transparent" loext:char-shading-value="0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4bfe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U3. Ejercicios. Comandos básicos de Linux </text:p>
      <text:p text:style-name="P3"/>
      <text:p text:style-name="P3">Indica todos los comandos necesarios para realizar las operaciones siguientes en un único documento pdf. </text:p>
      <text:p text:style-name="P3"/>
      <text:p text:style-name="P21">1. Muestra la fecha y hora actual.</text:p>
      <text:p text:style-name="P10">date</text:p>
      <text:p text:style-name="P21">2. Introduce un comando para mostrar por pantalla el calendario del mes de diciembre del 2012.</text:p>
      <text:p text:style-name="P21"><text:tab/><text:span text:style-name="T19">cal -d 2012-12</text:span></text:p>
      <text:p text:style-name="P21">3. Muestra el historial de las últimas 7 instrucciones ejecutadas y ejecuta una de ellas usando el número.</text:p>
      <text:p text:style-name="P21"><text:tab/><text:span text:style-name="T19">history | tail -n 7</text:span></text:p>
      <text:p text:style-name="P24"><text:span text:style-name="T27"><text:tab/>!</text:span><text:span text:style-name="T26">412</text:span></text:p>
      <text:p text:style-name="P21">4. Borra el historial anterior</text:p>
      <text:p text:style-name="P24"><text:tab/><text:span text:style-name="T26">history -c</text:span></text:p>
      <text:p text:style-name="P21">5. Indica el comando necesario para mostrar las 7 primeras líneas de un fichero.</text:p>
      <text:p text:style-name="P26"><text:span text:style-name="T1"><text:tab/></text:span><text:span text:style-name="T12">cat archivo.txt | head -n 7</text:span></text:p>
      <text:p text:style-name="P21">6. Indica el comando necesario para mostrar las últimas 3 líneas de un fichero.</text:p>
      <text:p text:style-name="P27"><text:span text:style-name="T1"><text:tab/></text:span><text:span text:style-name="T12">cat archivo.txt | tail -n 3</text:span></text:p>
      <text:p text:style-name="P21">7. Ejecuta mal un comando y redirige el error a un fichero de texto.</text:p>
      <text:p text:style-name="P21"><text:tab/><text:span text:style-name="T20">cal -E 2&gt; error.log</text:span></text:p>
      <text:p text:style-name="P21">8. Redirige la entrada del comando wc para contar el número de líneas, palabras y bytes. del fichero anterior.</text:p>
      <text:p text:style-name="P28"><text:tab/>wc &lt; error.log</text:p>
      <text:p text:style-name="P21">9. Pagina una entrada del manual de manera que puedas avanzar o retroceder.</text:p>
      <text:p text:style-name="P21"><text:tab/><text:span text:style-name="T20">man cp | less</text:span></text:p>
      <text:p text:style-name="P21">10. Muestra el login del usuario que está empleando el terminal.</text:p>
      <text:p text:style-name="P26"><text:span text:style-name="T1"><text:tab/></text:span><text:span text:style-name="T12">whoami</text:span></text:p>
      <text:p text:style-name="P21"><text:tab/><text:span text:style-name="T30">fmol</text:span></text:p>
      <text:p text:style-name="P21">11. Conviértete en root y compara el resultado de whoami y logname</text:p>
      <text:p text:style-name="P21"><text:tab/><text:span text:style-name="T20">whoami</text:span></text:p>
      <text:p text:style-name="P25"><text:tab/><text:span text:style-name="T28">root</text:span></text:p>
      <text:p text:style-name="P28"><text:tab/>logname</text:p>
      <text:p text:style-name="P26"><text:span text:style-name="T1"><text:tab/></text:span><text:span text:style-name="T8">fmol</text:span></text:p>
      <text:p text:style-name="P21">12. Introduce el comando para listar todos los archivos y directorios del directorio raíz incluidos los ocultos.</text:p>
      <text:p text:style-name="P22"><text:tab/><text:span text:style-name="T20">ls -</text:span><text:span text:style-name="T21">aD</text:span><text:span text:style-name="T20"> /</text:span></text:p>
      <text:p text:style-name="P21">13. Introduce el comando para obtener la lista extendida de todos los archivos y directorios (incluidos los archivos que contengan), del directorio /home.</text:p>
      <text:p text:style-name="P33"><text:span text:style-name="T1"><text:tab/></text:span><text:span text:style-name="T12">ls -</text:span><text:span text:style-name="T13">l</text:span><text:span text:style-name="T14">R</text:span><text:span text:style-name="T13"> /home</text:span></text:p>
      <text:p text:style-name="P21">14. Introduce un comando que muestre el usuario propietario, tamaño y nombre de los ficheros de $HOME, ordenados por tamaño.</text:p>
      <text:p text:style-name="P18"><text:span text:style-name="T11">ls -l</text:span><text:span text:style-name="T15">S</text:span><text:span text:style-name="T11"> $HOME</text:span></text:p>
      <text:p text:style-name="P21"/>
      <text:p text:style-name="P21"/>
      <text:p text:style-name="P21"/>
      <text:p text:style-name="P21"/>
      <text:p text:style-name="P21"><text:soft-page-break/>15. Introduce el comando para mostrar el valor de la variable de entorno PATH. ¿Para qué sirve dicha variable?.</text:p>
      <text:p text:style-name="P11">echo $PATH</text:p>
      <text:p text:style-name="P9">/usr/local/sbin:/usr/local/bin:/usr/sbin:/usr/bin:/sbin:/bin:/usr/games:/usr/local/games:/snap/bin</text:p>
      <text:p text:style-name="P9"/>
      <text:p text:style-name="P17"><text:span text:style-name="T2">Sirve</text:span><text:span text:style-name="T1"> </text:span><text:span text:style-name="T3">para </text:span><text:span text:style-name="T1">saber la ruta en las que el sistema busca los archivos ejecutables.</text:span></text:p>
      <text:p text:style-name="P9"/>
      <text:p text:style-name="P21">16. Introduce el comando para mostrar el valor de la variable de entorno HOME. ¿qué diferencia hay entre $HOME y el directorio /home?.</text:p>
      <text:p text:style-name="P19"><text:span text:style-name="T4">La variable de entonrno $HOME muestra la ruta d</text:span><text:span text:style-name="T5">e la carpeta home del usuario con el que estes logueado</text:span><text:span text:style-name="T4">, (/home/usuario), mientras que el directorio home contiene todas las carpetas home de </text:span><text:span text:style-name="T5">los </text:span><text:span text:style-name="T4">distintos usuarios </text:span><text:span text:style-name="T5">existentes</text:span><text:span text:style-name="T4">.</text:span></text:p>
      <text:p text:style-name="P5"/>
      <text:p text:style-name="P21">17. Introduce el comando para listar los nombres del fichero del directorio actual, que comiencen por la letra 'D'.</text:p>
      <text:p text:style-name="P12">ls -d D*</text:p>
      <text:p text:style-name="P21">18. Crea un directorio con tu nombre en el directorio $HOME y añádelo a la variable de entorno PATH.</text:p>
      <text:p text:style-name="P23"><text:tab/><text:span text:style-name="T22">cd $HOME</text:span></text:p>
      <text:p text:style-name="P29"><text:tab/>mkdir FRANCO</text:p>
      <text:p text:style-name="P29"><text:tab/>export PATH=/home/fmol/FRANCO:$PATH</text:p>
      <text:p text:style-name="P21"/>
      <text:p text:style-name="P21">19. En el directorio anterior, crea los directorios dir1, dir2 y dir3. Dentro de dir1 crea dir11. Dentro de dir3 crea dir31 y dir32.</text:p>
      <text:p text:style-name="P30"><text:tab/>cd FRANCO/</text:p>
      <text:p text:style-name="P30"><text:tab/>mkdir dir1 dir2 dir3</text:p>
      <text:p text:style-name="P30"><text:tab/>mkdir dir1/dir11</text:p>
      <text:p text:style-name="P30"><text:tab/>mkdir dir3/dir31 dir3/dir32</text:p>
      <text:p text:style-name="P30"/>
      <text:p text:style-name="P21">20. Copia todos los ficheros de tu directorio de trabajo que empiecen por D o P al directorio dir11 creado en el ejercicio anterior.</text:p>
      <text:p text:style-name="P30"><text:tab/>cp /home/fmol/Documentos/[DP]* /home/fmol/FRANCO/dir1/dir11/</text:p>
      <text:p text:style-name="P21"/>
      <text:p text:style-name="P21">21. Mueve el directorio dir2 a la carpeta dir1 y cámbiale el nombre por dir12</text:p>
      <text:p text:style-name="P21"><text:tab/><text:span text:style-name="T22">mv /home/fmol/FRANCO/dir2/ /home/fmol/FRANCO/dir1/dir12/</text:span></text:p>
      <text:p text:style-name="P30"/>
      <text:p text:style-name="P21">22. Borra los ficheros de dir1 incluyendo la propia carpeta</text:p>
      <text:p text:style-name="P30"><text:tab/>rm -r /home/fmol/FRANCO/dir1/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1"><text:soft-page-break/>23. Describe los permisos de los siguientes ficheros:</text:p>
      <text:p text:style-name="P8">• /bin/ls –&gt;<text:tab/></text:p>
      <text:p text:style-name="P8"><text:span text:style-name="T22">ls -l /bin/ls</text:span><text:span text:style-name="T31"><text:tab/> </text:span><text:span text:style-name="T29">-rwxr-xr-x 1 root root 142144 sep <text:s/>5 <text:s/>2019 /bin/ls</text:span></text:p>
      <text:p text:style-name="P6">El propietario (root) tiene permisos de lectura, escritura y ejecución, el grupo <text:span text:style-name="T32">(root)</text:span> tiene permisos de lectura y ejecución, el resto tiene permisos de lectura y ejecución.</text:p>
      <text:p text:style-name="P6"/>
      <text:p text:style-name="P4">• $HOME/Desktop </text:p>
      <text:p text:style-name="P13">ls -l $HOME<text:span text:style-name="T10"><text:tab/></text:span><text:span text:style-name="T9">drwxr-xr-x 2 fmol fmol 4096 sep 18 15:59 Escritorio</text:span></text:p>
      <text:p text:style-name="P7">El propietario (<text:span text:style-name="T32">fmol</text:span>) tiene permisos de lectura, escritura y ejecución, el grupo <text:span text:style-name="T32">(fmol)</text:span> tiene permisos de lectura y ejecución, el resto tiene permisos de lectura y ejecución.</text:p>
      <text:p text:style-name="P7"/>
      <text:p text:style-name="P4">• /etc/group</text:p>
      <text:p text:style-name="P14">ls -l /etc/group<text:span text:style-name="T10"><text:tab/></text:span><text:span text:style-name="T9">-rw-r--r-- 1 root root 1053 sep 18 16:40 /etc/group</text:span></text:p>
      <text:p text:style-name="P20"><text:span text:style-name="T6">El propietario (</text:span><text:span text:style-name="T7">root</text:span><text:span text:style-name="T6">) tiene permisos de lectura </text:span><text:span text:style-name="T7">y</text:span><text:span text:style-name="T6"> escritura, el grupo </text:span><text:span text:style-name="T7">(root)</text:span><text:span text:style-name="T6"> tiene permisos de lectura, el resto tiene permisos de lectura.</text:span></text:p>
      <text:p text:style-name="P7"/>
      <text:p text:style-name="P21">24. Crea un archivo de texto llamado t1 en $HOME con ls -l &gt; t1 Seguidamente:</text:p>
      <text:p text:style-name="P31"><text:tab/>ls -l &gt; t1</text:p>
      <text:p text:style-name="P21"/>
      <text:p text:style-name="P4">• Introduce el comando para modificar sus permisos para que SOLO el propietario del fichero pueda modificar su contenido.</text:p>
      <text:p text:style-name="P15"><text:tab/>chmod 700 t1</text:p>
      <text:p text:style-name="P15"/>
      <text:p text:style-name="P4">• Introduce el comando para modificar sus permisos para que cualquiera pueda ejecutar dicho archivo. </text:p>
      <text:p text:style-name="P51"><text:span text:style-name="T16"><text:tab/>chmod </text:span><text:span text:style-name="T18">a+x</text:span><text:span text:style-name="T16"> t1</text:span></text:p>
      <text:p text:style-name="P15"/>
      <text:p text:style-name="P4">• Introduce el comando para cambiar el propietario del fichero al usuario manolo. </text:p>
      <text:p text:style-name="P4"><text:tab/><text:span text:style-name="T23">sudo chown manolo t1</text:span></text:p>
      <text:p text:style-name="P4"/>
      <text:p text:style-name="P4">• Introduce el comando para que cualquiera del grupo alumno pueda modificar el fichero.</text:p>
      <text:p text:style-name="P4"><text:tab/><text:span text:style-name="T23">sudo chgrp alumno t1</text:span></text:p>
      <text:p text:style-name="P4"/>
      <text:p text:style-name="P21">25. Crea un archivo de texto llamado t2 en $HOME con el texto ls -l &gt; t2:</text:p>
      <text:p text:style-name="P32"><text:tab/>ls -l &gt; t<text:span text:style-name="T33">2</text:span></text:p>
      <text:p text:style-name="P32"/>
      <text:p text:style-name="P4">a. Introduce el comando para que todo el mundo pueda escribir o modificar el archivo.</text:p>
      <text:p text:style-name="P18"><text:span text:style-name="T1"><text:tab/></text:span><text:span text:style-name="T16">chmod </text:span><text:span text:style-name="T18">a+w</text:span><text:span text:style-name="T16"> t2</text:span></text:p>
      <text:p text:style-name="P16"/>
      <text:p text:style-name="P4">b. Introduce el comando para que solo el usuario propietario pueda borrarlo.</text:p>
      <text:p text:style-name="P18"><text:tab/><text:span text:style-name="T23">chmod 644 t2</text:span></text:p>
      <text:p text:style-name="P4"/>
      <text:p text:style-name="P4"/>
      <text:p text:style-name="P4"/>
      <text:p text:style-name="P4"/>
      <text:p text:style-name="P21"><text:soft-page-break/>26. Introduce un comando para obtener las 3 últimas líneas del fichero t1. El resultado debe almacenarse en el fichero t2 del ejercicio anterior (añadiéndolo al contenido que ya existe en ese fichero).</text:p>
      <text:p text:style-name="P21"><text:tab/><text:span text:style-name="T23">tail -n3 t1 &gt;&gt; </text:span><text:span text:style-name="T24">t2</text:span></text:p>
      <text:p text:style-name="P21"/>
      <text:p text:style-name="P21">27. Muestra un comando para visualizar el contenido del fichero /etc/shadow. La salida estándar de este comando debe ir al final del fichero del ejercicio anterior, sin machacar su contenido. La salida de error debe ir a un fichero llamado “err”, en tu directorio $HOME.</text:p>
      <text:p text:style-name="P31"><text:tab/><text:span text:style-name="T34">[sudo] </text:span>cat /etc/shadow 2&gt; err &gt;&gt; t2</text:p>
      <text:p text:style-name="P34"><text:tab/></text:p>
      <text:p text:style-name="P21">28. Introduce un comando que busque en $HOME los ficheros que empiecen por la letra 't' y modifique su fecha de actualización a la actual.</text:p>
      <text:p text:style-name="P21"><text:tab/><text:span text:style-name="T23">touch t*</text:span></text:p>
      <text:p text:style-name="P21"/>
      <text:p text:style-name="P21">29. Introduce un comando para poner a root como el usuario propietario de un fichero de tu usuario.</text:p>
      <text:p text:style-name="P21"><text:tab/><text:span text:style-name="T23">sudo chown root archivo</text:span></text:p>
      <text:p text:style-name="P21"/>
      <text:p text:style-name="P21">30. Introduce un comando que busque en $HOME los ficheros que empiecen por la letra 't'.</text:p>
      <text:p text:style-name="P35"><text:span text:style-name="T16"><text:tab/>find </text:span><text:span text:style-name="T17">$HOME -name ‘t*’</text:span></text:p>
      <text:p text:style-name="P36"/>
      <text:p text:style-name="P21">31. Introduce un comando que busque todos los ficheros de tu usuario que ocupen más de 20bytes.</text:p>
      <text:p text:style-name="P21"><text:tab/><text:span text:style-name="T23">find $HOME -user fmol -size +20c</text:span></text:p>
      <text:p text:style-name="P43"/>
      <text:p text:style-name="P43">32. Introduce un comando que busque todos los ficheros del sistema menores de 1MB y del usuario root y guarde sus nombres en el fichero /root/ficheros_pequeños.</text:p>
      <text:p text:style-name="P43"><text:tab/><text:span text:style-name="T23">su</text:span></text:p>
      <text:p text:style-name="P39"><text:span text:style-name="T46"><text:tab/>find / -</text:span><text:span text:style-name="T45">type f </text:span><text:span text:style-name="T46">-size -1M</text:span><text:span text:style-name="T45"> </text:span><text:span text:style-name="T46">-user root &gt; /r</text:span>oot/ficheros_pequeños</text:p>
      <text:p text:style-name="P21"/>
      <text:p text:style-name="P21">33. Crea un enlace físico (o hard link) del fichero t2 llamado enlacet2. Modifica enlacet2 y comprueba t2 y enlacet2.</text:p>
      <text:p text:style-name="P42"><text:tab/><text:span text:style-name="T23">ln t2 enlacet2</text:span></text:p>
      <text:p text:style-name="P42"><text:span text:style-name="T23"><text:tab/></text:span><text:span text:style-name="T25">echo “prueba” » enlacet2</text:span></text:p>
      <text:p text:style-name="P42"><text:span text:style-name="T38"><text:tab/>Se ha añadido la palabra prueba al final de t2 y de enlacet2.</text:span></text:p>
      <text:p text:style-name="P41"><text:span text:style-name="T25"><text:tab/></text:span></text:p>
      <text:p text:style-name="P21">34. Introduce un comando para crear un enlace simbólico en tu directorio $HOME, sobre el fichero /bin/pwd. Intenta ejecutarlo.</text:p>
      <text:p text:style-name="P21"><text:tab/><text:span text:style-name="T25">ln -s /bin/pwd $HOME/pwd</text:span></text:p>
      <text:p text:style-name="P37"><text:tab/>./pwd</text:p>
      <text:p text:style-name="P25"><text:tab/>/<text:span text:style-name="T38">home/fmol</text:span></text:p>
      <text:p text:style-name="P21"/>
      <text:p text:style-name="P21">35. Indica la diferencia entre los dos enlaces creados en los ejercicios anteriores.</text:p>
      <text:p text:style-name="P48">El enlace simbólico no contiene datos del archivo al que apunta, si borras el archivo al que apunta, deja de funcionar el enlace.</text:p>
      <text:p text:style-name="P48">En cambio el enlace físico identifica el mismo fichero pero con otro nombre, si borras el archivo original, el enlace fisico seguiria funcionando.</text:p>
      <text:p text:style-name="P21"/>
      <text:p text:style-name="P21"><text:soft-page-break/>36. Crea el fichero F1 copiando mediante línea de comandos 2 veces el contenido del fichero t2. Introduce un comando para empaquetar el fichero F1.</text:p>
      <text:p text:style-name="P37"><text:tab/>cat t2 &gt;&gt; F1 ; cat t2 &gt;&gt; F1</text:p>
      <text:p text:style-name="P37"><text:tab/>tar -cvf F1.tar F1</text:p>
      <text:p text:style-name="P21"/>
      <text:p text:style-name="P21">37. Introduce un comando para desempaquetar el fichero anterior.</text:p>
      <text:p text:style-name="P37"><text:tab/>tar -xvf F1.tar</text:p>
      <text:p text:style-name="P21"/>
      <text:p text:style-name="P21">38. Introduce un comando para comprimir el fichero F1.</text:p>
      <text:p text:style-name="P21"><text:tab/><text:span text:style-name="T25">tar -cvzf F1.gz F1</text:span></text:p>
      <text:p text:style-name="P21"/>
      <text:p text:style-name="P21">39. Introduce un comando para descomprimir el fichero creado en el ejercicio anterior.</text:p>
      <text:p text:style-name="P21"><text:tab/><text:span text:style-name="T25">tar -xvzf F1.gz</text:span></text:p>
      <text:p text:style-name="P21"/>
      <text:p text:style-name="P41">40. Busca una manera alternativa de comprimir en Linux e indica las instrucciones necesarias para comprimir y descomprimir. Compara el tamaño de los ficheros obtenido<text:span text:style-name="T37">s.</text:span></text:p>
      <text:p text:style-name="P41"><text:tab/><text:span text:style-name="T25">gzip F2</text:span></text:p>
      <text:p text:style-name="P38"><text:tab/>gunzip F2.gz</text:p>
      <text:p text:style-name="P38"/>
      <text:p text:style-name="P38"><text:tab/>ls -lh F?.gz</text:p>
      <text:p text:style-name="P41"><text:tab/><text:tab/><text:span text:style-name="T29">-rw-rw-r-- 1 fmol fmol 314 dic 11 15:57 F1.gz</text:span></text:p>
      <text:p text:style-name="P45"><text:tab/><text:tab/>-rw-rw-r-- 1 fmol fmol 236 dic 11 16:02 F2.gz</text:p>
      <text:p text:style-name="P45"/>
      <text:p text:style-name="P49"><text:span text:style-name="T39">El fichero F1.gz comprimido con el comando tar -cvzf ocupar 314 bytes, mientras que el fichero F2.gz comprimido con el comando gzip ocupa 236 bytes.</text:span></text:p>
      <text:p text:style-name="P46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weight="bold" officeooo:paragraph-rsid="00185561" style:font-weight-asian="bold" style:font-weight-complex="bold"/>
    </style:style>
    <style:style style:name="MP2" style:family="paragraph" style:parent-style-name="Standard">
      <style:text-properties style:font-name="Arial" officeooo:paragraph-rsid="00185561"/>
    </style:style>
    <style:style style:name="MT1" style:family="text">
      <style:text-properties officeooo:rsid="004bfe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mplantación de Sistemas Operativos<text:tab/><text:tab/><text:tab/><text:tab/><text:tab/><text:span text:style-name="MT1">Franco Larrea<text:tab/></text:span></text:p>
        <text:p text:style-name="MP2">U3. Introducción a GNU/Linux<text:tab/><text:tab/><text:tab/><text:tab/><text:tab/><text:tab/><text:tab/><text:span text:style-name="MT1">1ºASIR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8T16:46:04.216000000</meta:creation-date>
    <dc:date>2020-12-11T16:33:25.565000000</dc:date>
    <meta:editing-duration>PT2H23M42S</meta:editing-duration>
    <meta:editing-cycles>29</meta:editing-cycles>
    <meta:generator>LibreOffice/7.0.3.1$Windows_X86_64 LibreOffice_project/d7547858d014d4cf69878db179d326fc3483e082</meta:generator>
    <meta:document-statistic meta:table-count="0" meta:image-count="0" meta:object-count="0" meta:page-count="5" meta:paragraph-count="130" meta:word-count="1293" meta:character-count="7724" meta:non-whitespace-character-count="6476"/>
  </office:meta>
</office:document-meta>
</file>